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D26000009EBCA9C23D46767B536.png" manifest:media-type="image/png"/>
  <manifest:file-entry manifest:full-path="Pictures/10000201000004D8000006DA90CB1452C6246FD8.png" manifest:media-type="image/png"/>
  <manifest:file-entry manifest:full-path="Pictures/1000000000000200000000FFB367C05DB09BBFD4.png" manifest:media-type="image/png"/>
  <manifest:file-entry manifest:full-path="Pictures/1000000000000D26000009EB7AFA472C451ACAEB.png" manifest:media-type="image/png"/>
  <manifest:file-entry manifest:full-path="Pictures/10000000000010B300000C998CD0D04C4026A4DD.png" manifest:media-type="image/png"/>
  <manifest:file-entry manifest:full-path="Pictures/10000201000000CF0000010011654D29CBF8FBDF.png" manifest:media-type="image/png"/>
  <manifest:file-entry manifest:full-path="Pictures/1000000000000D26000009EB031BF3EA90EDD3B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left" draw:textarea-vertical-align="middle" draw:auto-grow-height="false" fo:min-height="4.542cm" fo:min-width="3.098cm" fo:padding-top="0.13cm" fo:padding-bottom="0.13cm" fo:padding-left="0.25cm" fo:padding-right="0.25cm" fo:wrap-option="no-wrap" draw:shadow-color="#808080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.341cm" fo:min-width="2.701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12.542cm" fo:min-width="10.498cm" fo:padding-top="0.13cm" fo:padding-bottom="0.13cm" fo:padding-left="0.25cm" fo:padding-right="0.25cm" fo:wrap-option="no-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14.346cm" fo:min-width="0cm" fo:padding-top="0.13cm" fo:padding-bottom="0.13cm" fo:padding-left="0.25cm" fo:padding-right="0.25c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176cm" fo:margin-bottom="0cm" fo:line-height="100%" fo:text-align="start" fo:text-indent="0cm" style:punctuation-wrap="hanging" style:line-break="strict"/>
    </style:style>
    <style:style style:name="T1" style:family="text">
      <style:text-properties fo:color="#000000" style:font-name="Open Sans" fo:font-size="40pt" fo:language="pt" fo:country="BR" fo:font-weight="bold" style:font-size-asian="40pt" style:language-asian="pt" style:country-asian="BR" style:font-weight-asian="bold" style:font-size-complex="40pt" style:language-complex="pt" style:country-complex="BR" style:font-weight-complex="bold"/>
    </style:style>
    <style:style style:name="T2" style:family="text">
      <style:text-properties style:font-name="Open Sans" fo:font-size="20pt" fo:language="pt" fo:country="BR" style:font-size-asian="20pt" style:language-asian="pt" style:country-asian="BR" style:font-size-complex="20pt" style:language-complex="pt" style:country-complex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4cm" svg:height="19.156cm" svg:x="0cm" svg:y="-0.106cm">
          <draw:image xlink:href="Pictures/1000000000000D26000009EB7AFA472C451ACAEB.png" xlink:type="simple" xlink:show="embed" xlink:actuate="onLoad">
            <text:p/>
          </draw:image>
        </draw:frame>
        <draw:frame presentation:style-name="pr1" draw:text-style-name="P3" draw:layer="layout" svg:width="18.8cm" svg:height="6.775cm" svg:x="0.2cm" svg:y="6.025cm" presentation:class="title" presentation:user-transformed="true">
          <draw:text-box>
            <text:list text:style-name="L1">
              <text:list-header>
                <text:p text:style-name="P2"><text:span text:style-name="T1">Título</text:span></text:p>
              </text:list-header>
            </text:list>
          </draw:text-box>
        </draw:frame>
        <draw:custom-shape draw:style-name="gr2" draw:text-style-name="P4" draw:layer="layout" svg:width="3.598cm" svg:height="4.802cm" svg:x="20.598cm" svg:y="6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124cm" svg:height="7.25cm" svg:x="20.073cm" svg:y="6.147cm">
          <draw:image xlink:href="Pictures/10000201000004D8000006DA90CB1452C6246FD8.png" xlink:type="simple" xlink:show="embed" xlink:actuate="onLoad">
            <text:p/>
          </draw:image>
        </draw:frame>
        <draw:frame draw:style-name="gr3" draw:layer="layout" svg:width="8.032cm" svg:height="4cm" svg:x="9.4cm" svg:y="14.4cm">
          <draw:image xlink:href="Pictures/1000000000000200000000FFB367C05DB09BBFD4.png" xlink:type="simple" xlink:show="embed" xlink:actuate="onLoad">
            <text:p/>
          </draw:image>
        </draw:frame>
        <presentation:notes draw:style-name="dp2">
          <draw:page-thumbnail draw:style-name="gr4" draw:layer="layout" svg:width="7.144cm" svg:height="9.525cm" svg:x="5.953cm" svg:y="1.931cm" draw:page-number="1" presentation:class="page"/>
          <draw:custom-shape draw:style-name="gr5" draw:text-style-name="P3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5.4cm" svg:height="19.16cm" svg:x="0cm" svg:y="-0.11cm">
          <draw:image xlink:href="Pictures/10000000000010B300000C998CD0D04C4026A4DD.png" xlink:type="simple" xlink:show="embed" xlink:actuate="onLoad">
            <text:p/>
          </draw:image>
        </draw:frame>
        <draw:frame presentation:style-name="pr1" draw:text-style-name="P3" draw:layer="layout" svg:width="17.991cm" svg:height="3.175cm" svg:x="0.846cm" svg:y="0.634cm" presentation:class="title" presentation:user-transformed="true">
          <draw:text-box>
            <text:list text:style-name="L1">
              <text:list-header>
                <text:p text:style-name="P2"><text:span text:style-name="T1">Título</text:span></text:p>
              </text:list-header>
            </text:list>
          </draw:text-box>
        </draw:frame>
        <draw:frame presentation:style-name="pr2" draw:text-style-name="P3" draw:layer="layout" svg:width="17.991cm" svg:height="14.605cm" svg:x="0.846cm" svg:y="3.597cm" presentation:class="subtitle" presentation:user-transformed="true">
          <draw:text-box>
            <text:list text:style-name="L1">
              <text:list-header>
                <text:p text:style-name="P5"><text:span text:style-name="T2">Texto</text:span></text:p>
              </text:list-header>
            </text:list>
          </draw:text-box>
        </draw:frame>
        <draw:custom-shape draw:style-name="gr6" draw:text-style-name="P4" draw:layer="layout" svg:width="3.201cm" svg:height="2.601cm" svg:x="20.801cm" svg:y="1.60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68cm" svg:height="4.198cm" svg:x="21.03cm" svg:y="0.798cm">
          <draw:image xlink:href="Pictures/10000201000004D8000006DA90CB1452C6246FD8.png" xlink:type="simple" xlink:show="embed" xlink:actuate="onLoad">
            <text:p/>
          </draw:image>
        </draw:frame>
        <draw:frame draw:style-name="gr1" draw:text-style-name="P1" draw:layer="layout" svg:width="2.999cm" svg:height="3.708cm" svg:x="20.999cm" svg:y="14.292cm">
          <draw:image xlink:href="Pictures/10000201000000CF0000010011654D29CBF8FBDF.png" xlink:type="simple" xlink:show="embed" xlink:actuate="onLoad">
            <text:p/>
          </draw:image>
        </draw:frame>
        <presentation:notes draw:style-name="dp2">
          <draw:page-thumbnail draw:style-name="gr4" draw:layer="layout" svg:width="7.144cm" svg:height="9.525cm" svg:x="5.953cm" svg:y="1.931cm" draw:page-number="2" presentation:class="page"/>
          <draw:custom-shape draw:style-name="gr5" draw:text-style-name="P3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8">
        <draw:frame draw:style-name="gr1" draw:text-style-name="P1" draw:layer="layout" svg:width="25.431cm" svg:height="19.182cm" svg:x="0cm" svg:y="-0.132cm">
          <draw:image xlink:href="Pictures/1000000000000D26000009EB031BF3EA90EDD3BE.png" xlink:type="simple" xlink:show="embed" xlink:actuate="onLoad">
            <text:p/>
          </draw:image>
        </draw:frame>
        <draw:frame draw:style-name="gr1" draw:text-style-name="P1" draw:layer="layout" svg:width="2.998cm" svg:height="3.708cm" svg:x="21.802cm" svg:y="14.892cm">
          <draw:image xlink:href="Pictures/10000201000000CF0000010011654D29CBF8FBDF.png" xlink:type="simple" xlink:show="embed" xlink:actuate="onLoad">
            <text:p/>
          </draw:image>
        </draw:frame>
        <presentation:notes draw:style-name="dp2">
          <draw:page-thumbnail draw:style-name="gr4" draw:layer="layout" svg:width="7.144cm" svg:height="9.525cm" svg:x="5.953cm" svg:y="1.931cm" draw:page-number="3" presentation:class="page"/>
          <draw:custom-shape draw:style-name="gr5" draw:text-style-name="P3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>
        <draw:frame draw:style-name="gr1" draw:text-style-name="P1" draw:layer="layout" svg:width="25.4cm" svg:height="19.16cm" svg:x="0cm" svg:y="0cm">
          <draw:image xlink:href="Pictures/1000000000000D26000009EBCA9C23D46767B536.png" xlink:type="simple" xlink:show="embed" xlink:actuate="onLoad">
            <text:p/>
          </draw:image>
        </draw:frame>
        <draw:custom-shape draw:style-name="gr7" draw:text-style-name="P4" draw:layer="layout" svg:width="10.998cm" svg:height="12.802cm" svg:x="6.8cm" svg:y="3.89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398cm" svg:height="14.711cm" svg:x="7.501cm" svg:y="2.968cm">
          <draw:image xlink:href="Pictures/10000201000004D8000006DA90CB1452C6246FD8.png" xlink:type="simple" xlink:show="embed" xlink:actuate="onLoad">
            <text:p/>
          </draw:image>
        </draw:frame>
        <presentation:notes draw:style-name="dp2">
          <draw:page-thumbnail draw:style-name="gr4" draw:layer="layout" svg:width="7.144cm" svg:height="9.525cm" svg:x="5.953cm" svg:y="1.931cm" draw:page-number="4" presentation:class="page"/>
          <draw:custom-shape draw:style-name="gr5" draw:text-style-name="P3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Times New Roman" style:font-family-asian="'Times New Roman'" style:font-family-generic-asian="roman" style:font-pitch-asian="variable" style:font-size-asian="32pt" style:font-style-asian="normal" style:font-weight-asian="normal" style:font-name-complex="Times New Roman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8pt" style:font-style-asian="normal" style:font-weight-asian="normal" style:font-name-complex="Times New Roman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Times New Roman" style:font-family-asian="'Times New Roman'" style:font-family-generic-asian="roman" style:font-pitch-asian="variable" style:font-size-asian="32pt" style:font-style-asian="normal" style:font-weight-asian="normal" style:font-name-complex="Times New Roman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Times New Roman" style:font-family-asian="'Times New Roman'" style:font-family-generic-asian="roman" style:font-pitch-asian="variable" style:font-size-asian="44pt" style:font-style-asian="normal" style:font-weight-asian="normal" style:font-name-complex="Times New Roman" style:font-family-complex="'Times New Roman'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49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49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49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 style:language-asian="pt" style:country-asian="BR" style:language-complex="pt" style:country-complex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68cm" svg:height="3.153cm" svg:x="1.905cm" svg:y="1.692cm" presentation:class="title" presentation:placeholder="true">
        <draw:text-box/>
      </draw:frame>
      <draw:frame presentation:style-name="Default-outline1" draw:layer="backgroundobjects" svg:width="21.568cm" svg:height="11.408cm" svg:x="1.905cm" svg:y="5.503cm" presentation:class="outline" presentation:placeholder="true">
        <draw:text-box/>
      </draw:frame>
      <draw:frame draw:style-name="Mgr3" draw:text-style-name="MP6" draw:layer="backgroundobjects" svg:width="5.27cm" svg:height="1.248cm" svg:x="1.905cm" svg:y="17.357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6" draw:layer="backgroundobjects" svg:width="8.022cm" svg:height="1.248cm" svg:x="8.678cm" svg:y="17.35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draw:style-name="Mgr5" draw:text-style-name="MP6" draw:layer="backgroundobjects" svg:width="5.27cm" svg:height="1.248cm" svg:x="18.203cm" svg:y="17.357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custom-shape draw:style-name="Mgr7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55cm" svg:height="34.683cm" svg:x="-32.774cm" svg:y="-32.77cm" presentation:class="page"/>
        <draw:frame presentation:style-name="Default-notes" draw:layer="backgroundobjects" svg:width="15.218cm" svg:height="11.408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ítulo</dc:title>
    <meta:initial-creator>Michele Jussara Bagestão</meta:initial-creator>
    <meta:creation-date>2015-12-09T11:20:58.131000000</meta:creation-date>
    <dc:date>2020-03-08T14:59:28.653725212</dc:date>
    <meta:editing-cycles>19</meta:editing-cycles>
    <meta:editing-duration>PT49M2S</meta:editing-duration>
    <meta:generator>LibreOffice/6.0.7.3$Linux_X86_64 LibreOffice_project/00m0$Build-3</meta:generator>
    <meta:document-statistic meta:object-count="46"/>
  </office:meta>
</office:document-meta>
</file>